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pple-system1" svg:font-family="apple-system, BlinkMacSystemFont, 'Segoe UI', Helvetica, Arial, sans-serif, 'Apple Color Emoji', 'Segoe UI Emoji', 'Segoe UI Symbol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  <style:text-properties fo:font-variant="normal" fo:text-transform="none" fo:color="#24292e" style:font-name="apple-system" fo:font-size="12pt" fo:letter-spacing="normal" fo:font-style="normal" style:text-underline-style="none" fo:font-weight="bold" officeooo:rsid="0011c56c" officeooo:paragraph-rsid="0011c56c" style:font-size-asian="10.5pt" style:font-weight-asian="normal" style:font-size-complex="12pt" style:font-weight-complex="normal"/>
    </style:style>
    <style:style style:name="P2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3" style:family="paragraph" style:parent-style-name="Standard">
      <style:paragraph-properties fo:text-align="center" style:justify-single-word="false"/>
      <style:text-properties fo:font-size="28pt" style:text-underline-style="solid" style:text-underline-width="auto" style:text-underline-color="font-color" fo:font-weight="bold" officeooo:rsid="0011c56c" officeooo:paragraph-rsid="0011c56c" style:font-size-asian="24.5pt" style:font-weight-asian="bold" style:font-size-complex="2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1c56c" officeooo:paragraph-rsid="0011c56c" style:font-size-asian="10.5pt" style:font-weight-asian="normal" style:font-size-complex="12pt" style:font-weight-complex="normal"/>
    </style:style>
    <style:style style:name="P5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6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7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8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11c56c" officeooo:paragraph-rsid="0011c56c"/>
    </style:style>
    <style:style style:name="P9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1279c8" officeooo:paragraph-rsid="00130b09"/>
    </style:style>
    <style:style style:name="P10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16d2c1" officeooo:paragraph-rsid="0016d2c1"/>
    </style:style>
    <style:style style:name="P11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2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3" style:family="paragraph" style:parent-style-name="Text_20_body" style:list-style-name="L3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4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1c56c" officeooo:paragraph-rsid="0011c56c"/>
    </style:style>
    <style:style style:name="P15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30b09" officeooo:paragraph-rsid="00130b09"/>
    </style:style>
    <style:style style:name="P16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14fc2f" officeooo:paragraph-rsid="0014fc2f"/>
    </style:style>
    <style:style style:name="P17" style:family="paragraph" style:parent-style-name="Text_20_body" style:list-style-name="L2">
      <style:paragraph-properties fo:margin-top="0cm" fo:margin-bottom="0.423cm" loext:contextual-spacing="false" fo:orphans="2" fo:widows="2"/>
    </style:style>
    <style:style style:name="P18" style:family="paragraph" style:parent-style-name="Text_20_body" style:list-style-name="L1">
      <style:paragraph-properties fo:margin-top="0cm" fo:margin-bottom="0.423cm" loext:contextual-spacing="false" fo:orphans="2" fo:widows="2"/>
      <style:text-properties style:font-name="apple-system" fo:font-size="12pt" fo:font-weight="normal" officeooo:rsid="001279c8" officeooo:paragraph-rsid="0014fc2f"/>
    </style:style>
    <style:style style:name="P19" style:family="paragraph" style:parent-style-name="Text_20_body" style:list-style-name="L1">
      <style:paragraph-properties fo:margin-top="0cm" fo:margin-bottom="0cm" loext:contextual-spacing="false" fo:orphans="2" fo:widows="2"/>
      <style:text-properties fo:font-variant="normal" fo:text-transform="none" fo:color="#24292e" style:font-name="apple-system1" fo:font-size="12pt" fo:letter-spacing="normal" fo:font-style="normal" fo:font-weight="bold" officeooo:rsid="024186a0" officeooo:paragraph-rsid="0014fc2f" style:font-size-asian="12pt" style:font-weight-asian="bold" style:font-size-complex="12pt" style:font-weight-complex="bold"/>
    </style:style>
    <style:style style:name="P20" style:family="paragraph" style:parent-style-name="Text_20_body" style:list-style-name="L1">
      <style:paragraph-properties fo:margin-top="0cm" fo:margin-bottom="0cm" loext:contextual-spacing="false"/>
      <style:text-properties style:font-name="apple-system1" fo:font-size="12pt" fo:font-weight="bold" officeooo:rsid="0242f497" officeooo:paragraph-rsid="0014fc2f" style:font-size-asian="10.5pt" style:font-weight-asian="bold" style:font-size-complex="12pt" style:font-weight-complex="bold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 officeooo:rsid="00130b09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4" style:family="text">
      <style:text-properties fo:font-variant="normal" fo:text-transform="none" fo:color="#24292e" style:font-name="SFMono-Regular" fo:font-size="9.75pt" fo:letter-spacing="normal" fo:font-style="normal" fo:font-weight="normal"/>
    </style:style>
    <style:style style:name="T5" style:family="text">
      <style:text-properties fo:font-variant="normal" fo:text-transform="none" fo:color="#24292e" fo:letter-spacing="normal" fo:font-style="normal"/>
    </style:style>
    <style:style style:name="T6" style:family="text">
      <style:text-properties fo:font-variant="normal" fo:text-transform="none" fo:color="#24292e" fo:letter-spacing="normal" fo:font-style="normal" officeooo:rsid="0014fc2f"/>
    </style:style>
    <style:style style:name="T7" style:family="text">
      <style:text-properties fo:font-variant="normal" fo:text-transform="none" fo:color="#24292e" style:font-name="Liberation Serif" fo:letter-spacing="normal" fo:font-style="normal" fo:font-weight="bold" officeooo:rsid="0242f497" style:font-size-asian="10.5pt" style:font-weight-asian="bold" style:font-size-complex="12pt" style:font-weight-complex="bold"/>
    </style:style>
    <style:style style:name="T8" style:family="text">
      <style:text-properties fo:font-variant="normal" fo:text-transform="none" fo:color="#24292e" style:font-name="Liberation Serif" fo:letter-spacing="normal" fo:font-style="normal" officeooo:rsid="0242f497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fo:color="#24292e" style:font-name="apple-system1" fo:letter-spacing="normal" fo:font-style="normal" officeooo:rsid="0242f497" style:font-size-asian="10.5pt" style:font-weight-asian="normal" style:font-size-complex="12pt" style:font-weight-complex="normal"/>
    </style:style>
    <style:style style:name="T10" style:family="text">
      <style:text-properties fo:font-variant="normal" fo:text-transform="none" fo:color="#24292e" style:font-name="apple-system1" fo:letter-spacing="normal" fo:font-style="normal" officeooo:rsid="0014fc2f"/>
    </style:style>
    <style:style style:name="T11" style:family="text">
      <style:text-properties fo:font-variant="normal" fo:text-transform="none" fo:color="#0366d6" style:text-line-through-style="none" style:text-line-through-type="none" style:font-name="apple-system" fo:font-size="12pt" fo:letter-spacing="normal" fo:font-style="normal" style:text-underline-style="none" fo:font-weight="normal" style:text-blinking="false" fo:background-color="transparent" loext:char-shading-value="0"/>
    </style:style>
    <style:style style:name="T12" style:family="text">
      <style:text-properties officeooo:rsid="001279c8"/>
    </style:style>
    <style:style style:name="T13" style:family="text">
      <style:text-properties officeooo:rsid="0014fc2f"/>
    </style:style>
    <style:style style:name="T14" style:family="text">
      <style:text-properties officeooo:rsid="024303f2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24303f2" style:font-weight-asian="normal" style:font-weight-complex="normal"/>
    </style:style>
    <style:style style:name="T17" style:family="text">
      <style:text-properties fo:font-weight="normal" officeooo:rsid="0014fc2f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 text:start-value="8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2 Ansible</text:p>
      <text:p text:style-name="P3"/>
      <text:h text:style-name="P1" text:outline-level="2">The Assignment</text:h>
      <text:p text:style-name="P2">Perform the following operations using ad-hoc commands and ansible modules :</text:p>
      <text:list xml:id="list7208525870097130436" text:style-name="L1">
        <text:list-item>
          <text:p text:style-name="P5"><text:span text:style-name="T1">Fetch and display to STDOUT Ansible facts using the </text:span><text:span text:style-name="Source_20_Text"><text:span text:style-name="T4">setup </text:span></text:span><text:span text:style-name="T1">module.</text:span></text:p>
          <text:p text:style-name="P8"># ansible all -m setup --tree /tmp/facts</text:p>
        </text:list-item>
        <text:list-item>
          <text:p text:style-name="P11">Fetch and display only the "virtual" subset of facts for each host.</text:p>
          <text:p text:style-name="P14">#ansible all -m setup -a 'gather_subset=virtual'</text:p>
        </text:list-item>
        <text:list-item>
          <text:p text:style-name="P11">Fetch and display the value of fully qualified domain name (FQDN) of each host from their Ansible facts.</text:p>
          <text:p text:style-name="P14"># ansible all -m setup --tree /tmp/facts | grep fqdn</text:p>
        </text:list-item>
        <text:list-item>
          <text:p text:style-name="P5"><text:span text:style-name="T1">Display the uptime of all hosts using the </text:span><text:span text:style-name="Source_20_Text"><text:span text:style-name="T4">command </text:span></text:span><text:span text:style-name="T1">module.</text:span></text:p>
          <text:p text:style-name="P8"># <text:span text:style-name="T12">ansible all -m command -a “uptime”</text:span></text:p>
        </text:list-item>
        <text:list-item>
          <text:p text:style-name="P5"><text:span text:style-name="T1">Ping all hosts </text:span><text:span text:style-name="Strong_20_Emphasis"><text:span text:style-name="T3">except </text:span></text:span><text:span text:style-name="T1">the 'control' host using the –</text:span><text:span text:style-name="Source_20_Text"><text:span text:style-name="T4">limit </text:span></text:span><text:span text:style-name="T1">option</text:span></text:p>
          <text:p text:style-name="P9"><text:span text:style-name="T1"># </text:span><text:span text:style-name="T2">ansible all -m ping --limit 'all:!centos'</text:span></text:p>
        </text:list-item>
        <text:list-item>
          <text:p text:style-name="P11">Setup Java8 on the hosts in the "App" group using the apt module.</text:p>
          <text:p text:style-name="P18"><text:span text:style-name="T5"># </text:span><text:span text:style-name="T6">ansible main -m apt_repository -u root -a "</text:span><text:span text:style-name="T9">repo=ppa:webupd8team/java</text:span><text:span text:style-name="T10">"</text:span></text:p>
          <text:p text:style-name="P20"><text:span text:style-name="T17">#</text:span> <text:span text:style-name="T16">ansible all -m command -a "sudo apt-get update"</text:span></text:p>
          <text:p text:style-name="P19"><text:span text:style-name="T15"># ansible all -m apt -u root -a "name=</text:span><text:span text:style-name="T17">oracle-java8-installer</text:span><text:span text:style-name="T15"> state=present"</text:span></text:p>
        </text:list-item>
        <text:list-item>
          <text:p text:style-name="P11">Setup and enable the EPEL package repository on the hosts in the "web" group using the yum module.</text:p>
        </text:list-item>
      </text:list>
      <text:list xml:id="list2842722817966914624" text:style-name="L2">
        <text:list-item>
          <text:p text:style-name="P6"><text:span text:style-name="T1">CentOS systems use the latest </text:span><text:span text:style-name="Source_20_Text"><text:span text:style-name="T4">epel-release </text:span></text:span><text:span text:style-name="T1">package</text:span></text:p>
        </text:list-item>
        <text:list-item>
          <text:p text:style-name="P17"><text:span text:style-name="T1">RHEL systems should use </text:span><text:a xlink:type="simple" xlink:href="https://dl.fedoraproject.org/pub/epel/epel-release-latest-7.noarch.rpm" text:style-name="Internet_20_link" text:visited-style-name="Visited_20_Internet_20_Link"><text:span text:style-name="T11">https://dl.fedoraproject.org/pub/epel/epel-release-latest-7.noarch.rpm</text:span></text:a></text:p>
        </text:list-item>
        <text:list-item>
          <text:p text:style-name="P12">Create inventory groups app and web</text:p>
          <text:p text:style-name="P15"># ansible centos -m yum -a "name=epel-release state=present"</text:p>
          <text:p text:style-name="P16"># It is enabled by default</text:p>
          <text:p text:style-name="P15"># <text:span text:style-name="T13">I have already created two groups devops and ninja in my inventory file.</text:span></text:p>
        </text:list-item>
      </text:list>
      <text:list xml:id="list1780212749987996533" text:style-name="L3">
        <text:list-item>
          <text:p text:style-name="P13"><text:soft-page-break/>set a cron on ansible control machine that will run every 1 minute , and perform below tasks:-</text:p>
        </text:list-item>
      </text:list>
      <text:list xml:id="list7587096999561496073" text:style-name="L4">
        <text:list-item>
          <text:p text:style-name="P7"><text:span text:style-name="T1">execute ansible adhoc commands on client machines (cannot be control machine) , to create a file in /var/log/ninja_name on all the client nodes, append </text:span><text:span text:style-name="Source_20_Text"><text:span text:style-name="T4">system_hostname [:space:] system_time </text:span></text:span><text:span text:style-name="T1">in the file every 1 minute using ansible facts.</text:span></text:p>
          <text:p text:style-name="P10"><text:bookmark text:name="user-content-reference"/><text:span text:style-name="T1"># (Pending, still working on this problem)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apple-system1" svg:font-family="apple-system, BlinkMacSystemFont, 'Segoe UI', Helvetica, Arial, sans-serif, 'Apple Color Emoji', 'Segoe UI Emoji', 'Segoe UI Symbol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1:27:21.157918806</meta:creation-date>
    <dc:date>2018-06-14T03:10:53.443790493</dc:date>
    <meta:editing-duration>PT53M14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2" meta:paragraph-count="27" meta:word-count="300" meta:character-count="1780" meta:non-whitespace-character-count="1526"/>
  </office:meta>
</office:document-meta>
</file>